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sRealMethods.validateFor( InvocationOnMock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lsRealMethods.answer( InvocationOnMock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